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2.933cm"/>
    </style:style>
    <style:style style:name="co37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5.452cm"/>
    </style:style>
    <style:style style:name="co8" style:family="table-column">
      <style:table-column-properties fo:break-before="auto" style:column-width="0.561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21.31cm"/>
    </style:style>
    <style:style style:name="co14" style:family="table-column">
      <style:table-column-properties fo:break-before="auto" style:column-width="2.254cm"/>
    </style:style>
    <style:style style:name="co15" style:family="table-column">
      <style:table-column-properties fo:break-before="auto" style:column-width="0.91cm"/>
    </style:style>
    <style:style style:name="co16" style:family="table-column">
      <style:table-column-properties fo:break-before="auto" style:column-width="2.272cm"/>
    </style:style>
    <style:style style:name="co17" style:family="table-column">
      <style:table-column-properties fo:break-before="auto" style:column-width="3.886cm"/>
    </style:style>
    <style:style style:name="co18" style:family="table-column">
      <style:table-column-properties fo:break-before="auto" style:column-width="3.3cm"/>
    </style:style>
    <style:style style:name="co19" style:family="table-column">
      <style:table-column-properties fo:break-before="auto" style:column-width="3.431cm"/>
    </style:style>
    <style:style style:name="co20" style:family="table-column">
      <style:table-column-properties fo:break-before="auto" style:column-width="5.11cm"/>
    </style:style>
    <style:style style:name="co21" style:family="table-column">
      <style:table-column-properties fo:break-before="auto" style:column-width="4.277cm"/>
    </style:style>
    <style:style style:name="co22" style:family="table-column">
      <style:table-column-properties fo:break-before="auto" style:column-width="5.345cm"/>
    </style:style>
    <style:style style:name="co23" style:family="table-column">
      <style:table-column-properties fo:break-before="auto" style:column-width="2.863cm"/>
    </style:style>
    <style:style style:name="co24" style:family="table-column">
      <style:table-column-properties fo:break-before="auto" style:column-width="0.422cm"/>
    </style:style>
    <style:style style:name="co25" style:family="table-column">
      <style:table-column-properties fo:break-before="auto" style:column-width="0.982cm"/>
    </style:style>
    <style:style style:name="co26" style:family="table-column">
      <style:table-column-properties fo:break-before="auto" style:column-width="0.39cm"/>
    </style:style>
    <style:style style:name="co27" style:family="table-column">
      <style:table-column-properties fo:break-before="auto" style:column-width="5.115cm"/>
    </style:style>
    <style:style style:name="co28" style:family="table-column">
      <style:table-column-properties fo:break-before="auto" style:column-width="5.265cm"/>
    </style:style>
    <style:style style:name="co29" style:family="table-column">
      <style:table-column-properties fo:break-before="auto" style:column-width="1.199cm"/>
    </style:style>
    <style:style style:name="co30" style:family="table-column">
      <style:table-column-properties fo:break-before="auto" style:column-width="6.682cm"/>
    </style:style>
    <style:style style:name="co31" style:family="table-column">
      <style:table-column-properties fo:break-before="auto" style:column-width="1.494cm"/>
    </style:style>
    <style:style style:name="co32" style:family="table-column">
      <style:table-column-properties fo:break-before="auto" style:column-width="4.872cm"/>
    </style:style>
    <style:style style:name="co33" style:family="table-column">
      <style:table-column-properties fo:break-before="auto" style:column-width="6.369cm"/>
    </style:style>
    <style:style style:name="co34" style:family="table-column">
      <style:table-column-properties fo:break-before="auto" style:column-width="2.672cm"/>
    </style:style>
    <style:style style:name="co35" style:family="table-column">
      <style:table-column-properties fo:break-before="auto" style:column-width="1.813cm"/>
    </style:style>
    <style:style style:name="co38" style:family="table-column">
      <style:table-column-properties fo:break-before="auto" style:column-width="1.766cm"/>
    </style:style>
    <style:style style:name="co39" style:family="table-column">
      <style:table-column-properties fo:break-before="auto" style:column-width="0.706cm"/>
    </style:style>
    <style:style style:name="co40" style:family="table-column">
      <style:table-column-properties fo:break-before="auto" style:column-width="7.036cm"/>
    </style:style>
    <style:style style:name="ro8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1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84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Sheet4">
      <style:table-properties table:display="true" style:writing-mode="lr-tb"/>
    </style:style>
    <style:style style:name="ta3" style:family="table" style:master-page-name="PageStyle_5f_Senet_20_Borçlu_20_Alacaklı_20_Giriş">
      <style:table-properties table:display="true" style:writing-mode="lr-tb"/>
    </style:style>
    <style:style style:name="ta4" style:family="table" style:master-page-name="PageStyle_5f_Senet_20_Taksit_20_Giriş">
      <style:table-properties table:display="true" style:writing-mode="lr-tb"/>
    </style:style>
    <style:style style:name="ta6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49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50" style:family="table-cell" style:parent-style-name="Default" style:data-style-name="N36"/>
    <style:style style:name="ce15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52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style:rotation-align="none"/>
    </style:style>
    <style:style style:name="ce60" style:family="table-cell" style:parent-style-name="Default" style:data-style-name="N36">
      <style:table-cell-properties style:rotation-align="none"/>
    </style:style>
    <style:style style:name="ce5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53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0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5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8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1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2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45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46" style:family="table-cell" style:parent-style-name="Default" style:data-style-name="N36"/>
    <style:style style:name="ce14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48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3.959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a7ebb" draw:fill="none" draw:textarea-vertical-align="top" draw:auto-grow-height="false" fo:min-height="14.1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4a7ebb" draw:fill="none" draw:textarea-vertical-align="top" draw:auto-grow-height="false" fo:min-height="13.788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4" style:family="graphic">
      <style:graphic-properties draw:stroke="solid" svg:stroke-width="0cm" svg:stroke-color="#4a7ebb" draw:fill="none" draw:textarea-vertical-align="top" draw:auto-grow-height="false" fo:min-height="13.78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5" style:family="graphic">
      <style:graphic-properties draw:stroke="solid" svg:stroke-width="0cm" svg:stroke-color="#4a7ebb" draw:fill="none" draw:textarea-vertical-align="top" draw:auto-grow-height="false" fo:min-height="13.72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6" style:family="graphic">
      <style:graphic-properties draw:stroke="solid" svg:stroke-width="0cm" svg:stroke-color="#4a7ebb" draw:fill="none" draw:textarea-vertical-align="top" draw:auto-grow-height="false" fo:min-height="13.785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7" style:family="graphic">
      <style:graphic-properties draw:stroke="solid" svg:stroke-width="0cm" svg:stroke-color="#4a7ebb" draw:fill="none" draw:textarea-vertical-align="top" draw:auto-grow-height="false" fo:min-height="13.788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8" style:family="graphic">
      <style:graphic-properties draw:stroke="solid" svg:stroke-width="0cm" svg:stroke-color="#4a7ebb" draw:fill="none" draw:textarea-vertical-align="top" draw:auto-grow-height="false" fo:min-height="13.72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9" style:family="graphic">
      <style:graphic-properties draw:stroke="solid" svg:stroke-width="0cm" svg:stroke-color="#4a7ebb" draw:fill="none" draw:textarea-vertical-align="top" draw:auto-grow-height="false" fo:min-height="13.664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0" style:family="graphic">
      <style:graphic-properties draw:stroke="solid" svg:stroke-width="0cm" svg:stroke-color="#4a7ebb" draw:fill="none" draw:textarea-vertical-align="top" draw:auto-grow-height="false" fo:min-height="13.662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1" style:family="graphic">
      <style:graphic-properties draw:stroke="solid" svg:stroke-width="0cm" svg:stroke-color="#4a7ebb" draw:fill="none" draw:textarea-vertical-align="top" draw:auto-grow-height="false" fo:min-height="13.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2" style:family="graphic">
      <style:graphic-properties draw:stroke="solid" svg:stroke-width="0cm" svg:stroke-color="#4a7ebb" draw:fill="none" draw:textarea-vertical-align="top" draw:auto-grow-height="false" fo:min-height="13.537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2">
        <office:forms form:automatic-focus="false" form:apply-design-mode="false"/>
        <table:table-column table:style-name="co4" table:default-cell-style-name="ce51"/>
        <table:table-column table:style-name="co5" table:default-cell-style-name="Default"/>
        <table:table-column table:style-name="co6" table:default-cell-style-name="ce51"/>
        <table:table-column table:style-name="co8" table:default-cell-style-name="ce51"/>
        <table:table-column table:style-name="co9" table:default-cell-style-name="ce51"/>
        <table:table-column table:style-name="co9" table:default-cell-style-name="ce5"/>
        <table:table-column table:style-name="co10" table:number-columns-repeated="58" table:default-cell-style-name="Default"/>
        <table:table-row table:style-name="ro8">
          <table:table-cell table:number-columns-repeated="64"/>
        </table:table-row>
        <table:table-row table:style-name="ro8">
          <table:table-cell/>
          <table:table-cell table:style-name="ce51" office:value-type="string" calcext:value-type="string">
            <text:p>ADEM DUMAN </text:p>
          </table:table-cell>
          <table:table-cell table:number-columns-repeated="62"/>
        </table:table-row>
        <table:table-row table:style-name="ro8">
          <table:table-cell/>
          <table:table-cell table:style-name="ce2"/>
          <table:table-cell table:number-columns-repeated="62"/>
        </table:table-row>
        <table:table-row table:style-name="ro8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61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58"/>
        </table:table-row>
        <table:table-row table:style-name="ro8">
          <table:table-cell/>
          <table:table-cell table:style-name="ce59"/>
          <table:table-cell office:value-type="string" calcext:value-type="string">
            <text:p>2021-22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1-02-23" calcext:value-type="date">
            <text:p>23.02.2021</text:p>
          </table:table-cell>
          <table:table-cell office:value-type="string" calcext:value-type="string">
            <text:p>nakit ödeme <text:s/>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58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59" office:value-type="date" office:date-value="2021-03-30" calcext:value-type="date">
            <text:p>30.03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58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59" office:value-type="date" office:date-value="2021-04-30" calcext:value-type="date">
            <text:p>30.04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59" office:value-type="date" office:date-value="2021-05-30" calcext:value-type="date">
            <text:p>30.05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59" office:value-type="date" office:date-value="2021-06-30" calcext:value-type="date">
            <text:p>30.06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58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59" office:value-type="date" office:date-value="2021-07-30" calcext:value-type="date">
            <text:p>30.07.2021</text:p>
          </table:table-cell>
          <table:table-cell office:value-type="string" calcext:value-type="string">
            <text:p>Senet 14000 TL ödendi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14]+[.E15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08-15" calcext:value-type="date">
            <text:p>15.08.2022</text:p>
          </table:table-cell>
          <table:table-cell table:number-columns-repeated="2"/>
          <table:table-cell table:style-name="ce5" office:value-type="float" office:value="-10000" calcext:value-type="float">
            <text:p>-10.000,00</text:p>
          </table:table-cell>
          <table:table-cell table:formula="of:=[.F15]+[.E16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59"/>
          <table:table-cell table:number-columns-repeated="2"/>
          <table:table-cell table:style-name="ce5"/>
          <table:table-cell table:formula="of:=[.F16]+[.E17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59"/>
          <table:table-cell table:number-columns-repeated="2"/>
          <table:table-cell table:style-name="ce5"/>
          <table:table-cell table:formula="of:=[.F17]+[.E18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59"/>
          <table:table-cell table:number-columns-repeated="2"/>
          <table:table-cell table:style-name="ce5"/>
          <table:table-cell table:formula="of:=[.F18]+[.E19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59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formula="of:=[.F19]+[.E20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59" office:value-type="date" office:date-value="2021-08-30" calcext:value-type="date">
            <text:p>30.08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0]+[.E21]" office:value-type="float" office:value="-2000" calcext:value-type="float">
            <text:p>-2.000,00</text:p>
          </table:table-cell>
          <table:table-cell table:number-columns-repeated="58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9" office:value-type="date" office:date-value="2021-09-30" calcext:value-type="date">
            <text:p>30.09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1]+[.E22]" office:value-type="float" office:value="-4000" calcext:value-type="float">
            <text:p>-4.000,00</text:p>
          </table:table-cell>
          <table:table-cell table:number-columns-repeated="58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9" office:value-type="date" office:date-value="2021-10-30" calcext:value-type="date">
            <text:p>30.10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2]+[.E23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59" office:value-type="date" office:date-value="2021-11-30" calcext:value-type="date">
            <text:p>30.11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3]+[.E24]" office:value-type="float" office:value="-8000" calcext:value-type="float">
            <text:p>-8.000,00</text:p>
          </table:table-cell>
          <table:table-cell table:number-columns-repeated="58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59" office:value-type="date" office:date-value="2021-12-30" calcext:value-type="date">
            <text:p>30.12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4]+[.E25]" office:value-type="float" office:value="-10000" calcext:value-type="float">
            <text:p>-10.000,00</text:p>
          </table:table-cell>
          <table:table-cell table:number-columns-repeated="58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59" office:value-type="date" office:date-value="2022-01-30" calcext:value-type="date">
            <text:p>30.01.2022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5]+[.E26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8">
          <table:table-cell table:number-columns-repeated="4"/>
          <table:table-cell table:style-name="ce5"/>
          <table:table-cell table:number-columns-repeated="59"/>
        </table:table-row>
        <table:table-row table:style-name="ro8">
          <table:table-cell/>
          <table:table-cell table:style-name="ce51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1-22 kira bedeli <text:s text:c="5"/>24000</text:p>
          </table:table-cell>
          <table:table-cell/>
          <table:table-cell table:style-name="ce5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2 şubat tüfe artışı %54,44</text:p>
          </table:table-cell>
          <table:table-cell/>
          <table:table-cell table:style-name="ce53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2-23 kira artış <text:s text:c="8"/>13065</text:p>
          </table:table-cell>
          <table:table-cell/>
          <table:table-cell table:style-name="ce5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2-23 kira bedeli <text:s text:c="5"/>37065,60</text:p>
          </table:table-cell>
          <table:table-cell/>
          <table:table-cell table:style-name="ce5" office:value-type="float" office:value="37065.6" calcext:value-type="float">
            <text:p>37.065,60</text:p>
          </table:table-cell>
          <table:table-cell table:formula="of:=[.F26]+[.E33]" office:value-type="float" office:value="25065.6" calcext:value-type="float">
            <text:p>25.065,60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 office:value-type="float" office:value="-1065.6" calcext:value-type="float">
            <text:p>-1.065,60</text:p>
          </table:table-cell>
          <table:table-cell table:formula="of:=[.F33]+[.E34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8">
          <table:table-cell table:number-columns-repeated="4"/>
          <table:table-cell table:style-name="ce5"/>
          <table:table-cell table:number-columns-repeated="59"/>
        </table:table-row>
        <table:table-row table:style-name="ro8">
          <table:table-cell/>
          <table:table-cell table:style-name="ce59" office:value-type="date" office:date-value="2022-02-28" calcext:value-type="date">
            <text:p>28.02.2022</text:p>
          </table:table-cell>
          <table:table-cell office:value-type="string" calcext:value-type="string">
            <text:p>Nakit <text:s/>3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4]+[.E36]" office:value-type="float" office:value="21000" calcext:value-type="float">
            <text:p>21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03-30" calcext:value-type="date">
            <text:p>30.03.2022</text:p>
          </table:table-cell>
          <table:table-cell office:value-type="string" calcext:value-type="string">
            <text:p>Nakit <text:s/>3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6]+[.E37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04-30" calcext:value-type="date">
            <text:p>30.04.2022</text:p>
          </table:table-cell>
          <table:table-cell office:value-type="string" calcext:value-type="string">
            <text:p>Nakit <text:s/>3000 TL</text:p>
          </table:table-cell>
          <table:table-cell/>
          <table:table-cell table:style-name="ce5" office:value-type="float" office:value="-5000" calcext:value-type="float">
            <text:p>-5.000,00</text:p>
          </table:table-cell>
          <table:table-cell table:formula="of:=[.F37]+[.E38]" office:value-type="float" office:value="13000" calcext:value-type="float">
            <text:p>13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05-30" calcext:value-type="date">
            <text:p>30.05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8]+[.E39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06-30" calcext:value-type="date">
            <text:p>30.06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39]+[.E40]" office:value-type="float" office:value="6000" calcext:value-type="float">
            <text:p>6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07-30" calcext:value-type="date">
            <text:p>30.07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40]+[.E41]" office:value-type="float" office:value="3000" calcext:value-type="float">
            <text:p>3.000,00</text:p>
          </table:table-cell>
          <table:table-cell table:number-columns-repeated="58"/>
        </table:table-row>
        <table:table-row table:style-name="ro8">
          <table:table-cell/>
          <table:table-cell table:style-name="ce59"/>
          <table:table-cell table:number-columns-repeated="2"/>
          <table:table-cell table:style-name="ce5" office:value-type="float" office:value="-2000" calcext:value-type="float">
            <text:p>-2.000,00</text:p>
          </table:table-cell>
          <table:table-cell table:formula="of:=[.F41]+[.E42]" office:value-type="float" office:value="1000" calcext:value-type="float">
            <text:p>1.000,00</text:p>
          </table:table-cell>
          <table:table-cell table:number-columns-repeated="58"/>
        </table:table-row>
        <table:table-row table:style-name="ro8">
          <table:table-cell/>
          <table:table-cell table:style-name="ce59"/>
          <table:table-cell table:number-columns-repeated="2"/>
          <table:table-cell table:style-name="ce5" office:value-type="float" office:value="-1000" calcext:value-type="float">
            <text:p>-1.000,00</text:p>
          </table:table-cell>
          <table:table-cell table:formula="of:=[.F42]+[.E43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 table:number-columns-repeated="4"/>
          <table:table-cell table:style-name="ce5"/>
          <table:table-cell table:formula="of:=[.F43]+[.E44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office:value-type="string" calcext:value-type="string">
            <text:p>2023-2024 ödeme başlangıcı</text:p>
          </table:table-cell>
          <table:table-cell table:number-columns-repeated="3"/>
          <table:table-cell table:formula="of:=[.F44]+[.E45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08-30" calcext:value-type="date">
            <text:p>30.08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5]+[.E46]" office:value-type="float" office:value="-3000" calcext:value-type="float">
            <text:p>-3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09-30" calcext:value-type="date">
            <text:p>30.09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6]+[.E47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10-30" calcext:value-type="date">
            <text:p>30.10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7]+[.E48]" office:value-type="float" office:value="-9000" calcext:value-type="float">
            <text:p>-9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11-30" calcext:value-type="date">
            <text:p>30.11.2022</text:p>
          </table:table-cell>
          <table:table-cell table:number-columns-repeated="3"/>
          <table:table-cell table:formula="of:=[.F48]+[.E49]" office:value-type="float" office:value="-9000" calcext:value-type="float">
            <text:p>-9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2-12-30" calcext:value-type="date">
            <text:p>30.12.2022</text:p>
          </table:table-cell>
          <table:table-cell table:number-columns-repeated="3"/>
          <table:table-cell table:formula="of:=[.F49]+[.E50]" office:value-type="float" office:value="-9000" calcext:value-type="float">
            <text:p>-9.000,00</text:p>
          </table:table-cell>
          <table:table-cell table:number-columns-repeated="58"/>
        </table:table-row>
        <table:table-row table:style-name="ro8">
          <table:table-cell/>
          <table:table-cell table:style-name="ce59" office:value-type="date" office:date-value="2023-01-30" calcext:value-type="date">
            <text:p>30.01.2023</text:p>
          </table:table-cell>
          <table:table-cell table:number-columns-repeated="3"/>
          <table:table-cell table:formula="of:=[.F50]+[.E51]" office:value-type="float" office:value="-9000" calcext:value-type="float">
            <text:p>-9.000,00</text:p>
          </table:table-cell>
          <table:table-cell table:number-columns-repeated="58"/>
        </table:table-row>
        <table:table-row table:style-name="ro8">
          <table:table-cell table:number-columns-repeated="64"/>
        </table:table-row>
        <table:table-row table:style-name="ro8">
          <table:table-cell/>
          <table:table-cell table:style-name="ce51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28-02-2023 27-02-2024</text:p>
          </table:table-cell>
          <table:table-cell/>
          <table:table-cell table:style-name="ce4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2-23 kira bedeli <text:s text:c="5"/>36000</text:p>
          </table:table-cell>
          <table:table-cell/>
          <table:table-cell table:style-name="ce5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3 şubat tüfe artışı %</text:p>
          </table:table-cell>
          <table:table-cell/>
          <table:table-cell table:style-name="ce53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3-24 kira artış <text:s text:c="8"/></text:p>
          </table:table-cell>
          <table:table-cell/>
          <table:table-cell table:style-name="ce5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3-24 kira bedeli <text:s text:c="5"/></text:p>
          </table:table-cell>
          <table:table-cell/>
          <table:table-cell table:style-name="ce5"/>
          <table:table-cell table:formula="of:=[.F61]+[.E58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/>
          <table:table-cell table:formula="of:=[.F58]+[.E59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 table:number-columns-repeated="64"/>
        </table:table-row>
        <table:table-row table:style-name="ro8">
          <table:table-cell/>
          <table:table-cell table:style-name="ce59" office:value-type="date" office:date-value="2023-02-28" calcext:value-type="date">
            <text:p>28.02.2023</text:p>
          </table:table-cell>
          <table:table-cell table:number-columns-repeated="62"/>
        </table:table-row>
        <table:table-row table:style-name="ro8" table:number-rows-repeated="104851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enet Borçlu Alacaklı Giriş" table:style-name="ta3">
        <table:table-column table:style-name="co11" table:default-cell-style-name="ce8"/>
        <table:table-column table:style-name="co12" table:default-cell-style-name="ce12"/>
        <table:table-column table:style-name="co13" table:default-cell-style-name="ce8"/>
        <table:table-column table:style-name="co14" table:number-columns-repeated="1021" table:default-cell-style-name="ce8"/>
        <table:table-row table:style-name="ro3">
          <table:table-cell table:style-name="ce76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6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>
          <table:table-cell table:style-name="ce78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84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ı Soyadı / Unvanı</text:p>
          </table:table-cell>
          <table:table-cell table:style-name="ce84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resi</text:p>
          </table:table-cell>
          <table:table-cell table:style-name="ce84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Dairesi</text:p>
          </table:table-cell>
          <table:table-cell table:style-name="ce84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No/TC Kimlik No</text:p>
          </table:table-cell>
          <table:table-cell table:style-name="ce84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 table:style-name="ce78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84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Dairesi</text:p>
          </table:table-cell>
          <table:table-cell table:style-name="ce84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3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net Taksit Giriş" table:style-name="ta4">
        <table:table-column table:style-name="co15" table:default-cell-style-name="ce51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51"/>
        <table:table-column table:style-name="co20" table:default-cell-style-name="ce32"/>
        <table:table-column table:style-name="co21" table:default-cell-style-name="ce24"/>
        <table:table-column table:style-name="co22" table:default-cell-style-name="ce24"/>
        <table:table-column table:style-name="co23" table:number-columns-repeated="56" table:default-cell-style-name="Default"/>
        <table:table-row table:style-name="ro5">
          <table:table-cell table:style-name="ce87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87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56"/>
        </table:table-row>
        <table:table-row table:style-name="ro5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 " calcext:value-type="string">
            <text:p>Ondörtbin TL 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56"/>
        </table:table-row>
        <table:table-row table:style-name="ro5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56"/>
        </table:table-row>
        <table:table-row table:style-name="ro5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8" table:number-rows-repeated="3">
          <table:table-cell table:style-name="ce8"/>
          <table:table-cell table:style-name="ce23"/>
          <table:table-cell table:style-name="ce87" table:number-columns-repeated="2"/>
          <table:table-cell table:style-name="ce8"/>
          <table:table-cell table:number-columns-repeated="59"/>
        </table:table-row>
        <table:table-row table:style-name="ro8" table:number-rows-repeated="1048553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enet Önizleme" table:style-name="ta6"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8" table:default-cell-style-name="ce35"/>
        <table:table-column table:style-name="co39" table:default-cell-style-name="ce35"/>
        <table:table-column table:style-name="co40" table:default-cell-style-name="ce35"/>
        <table:table-column table:style-name="co24" table:default-cell-style-name="ce35"/>
        <table:table-column table:style-name="co14" table:number-columns-repeated="1008" table:default-cell-style-name="ce35"/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0.184cm" table:end-y="0.058cm" draw:z-index="0" draw:name="CustomShape 1" draw:style-name="gr1" draw:text-style-name="P1" svg:width="6.83cm" svg:height="15.11cm" svg:x="3.735cm" svg:y="0.06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9] &amp;&quot;    - Taksit No: &quot; &amp; [.$D4]&amp;&quot;  &quot;" office:value-type="string" office:string-value="Bursa Fabrika Satış Mağazası – Adem Duman    - Taksit No: # 1 #  " calcext:value-type="string" table:number-columns-spanned="1" table:number-rows-spanned="18">
            <text:p>Bursa Fabrika Satış Mağazası – Adem Duman <text:s text:c="3"/>- Taksit No: # 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128" table:number-columns-spanned="4" table:number-rows-spanned="1"/>
          <table:covered-table-cell table:number-columns-repeated="3" table:style-name="ce12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 table:number-columns-repeated="16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0.184cm" table:end-y="0.037cm" draw:z-index="1" draw:name="CustomShape 1" draw:style-name="gr2" draw:text-style-name="P1" svg:width="6.83cm" svg:height="15.251cm" svg:x="3.735cm" svg:y="0.73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22" table:formula="of:=[.$D30] &amp;&quot;    - Taksit No: &quot; &amp; [.$D25]&amp;&quot;  &quot;" office:value-type="string" office:string-value="Bursa Fabrika Satış Mağazası – Adem Duman    - Taksit No: # 2 #  " calcext:value-type="string" table:number-columns-spanned="1" table:number-rows-spanned="18">
            <text:p>Bursa Fabrika Satış Mağazası – Adem Duman <text:s text:c="3"/>- Taksit No: # 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0.184cm" table:end-y="0.051cm" draw:z-index="2" draw:name="CustomShape 1" draw:style-name="gr3" draw:text-style-name="P1" svg:width="6.83cm" svg:height="14.939cm" svg:x="3.735cm" svg:y="0.22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51] &amp;&quot;    - Taksit No: &quot; &amp; [.$D46]&amp;&quot;  &quot;" office:value-type="string" office:string-value="Bursa Fabrika Satış Mağazası – Adem Duman    - Taksit No: # 3 #  " calcext:value-type="string" table:number-columns-spanned="1" table:number-rows-spanned="18">
            <text:p>Bursa Fabrika Satış Mağazası – Adem Duman <text:s text:c="3"/>- Taksit No: # 3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0.184cm" table:end-y="0.052cm" draw:z-index="3" draw:name="CustomShape 1" draw:style-name="gr4" draw:text-style-name="P1" svg:width="6.83cm" svg:height="14.937cm" svg:x="3.735cm" svg:y="0.22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71] &amp;&quot;    - Taksit No: &quot; &amp; [.$D66]&amp;&quot;  &quot;" office:value-type="string" office:string-value="Bursa Fabrika Satış Mağazası – Adem Duman    - Taksit No: # 4 #  " calcext:value-type="string" table:number-columns-spanned="1" table:number-rows-spanned="18">
            <text:p>Bursa Fabrika Satış Mağazası – Adem Duman <text:s text:c="3"/>- Taksit No: # 4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0.184cm" table:end-y="0.052cm" draw:z-index="4" draw:name="CustomShape 1" draw:style-name="gr5" draw:text-style-name="P1" svg:width="6.83cm" svg:height="14.877cm" svg:x="3.735cm" svg:y="0.28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92] &amp;&quot;    - Taksit No: &quot; &amp; [.$D87]&amp;&quot;  &quot;" office:value-type="string" office:string-value="Bursa Fabrika Satış Mağazası – Adem Duman    - Taksit No: # 5 #  " calcext:value-type="string" table:number-columns-spanned="1" table:number-rows-spanned="18">
            <text:p>Bursa Fabrika Satış Mağazası – Adem Duman <text:s text:c="3"/>- Taksit No: # 5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0.185cm" table:end-y="0.038cm" draw:z-index="5" draw:name="CustomShape 1" draw:style-name="gr6" draw:text-style-name="P1" svg:width="6.831cm" svg:height="14.937cm" svg:x="3.735cm" svg:y="0.21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113] &amp;&quot;    - Taksit No: &quot; &amp; [.$D108]&amp;&quot;  &quot;" office:value-type="string" office:string-value="Bursa Fabrika Satış Mağazası – Adem Duman    - Taksit No: # 6 #  " calcext:value-type="string" table:number-columns-spanned="1" table:number-rows-spanned="18">
            <text:p>Bursa Fabrika Satış Mağazası – Adem Duman <text:s text:c="3"/>- Taksit No: # 6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0.185cm" table:end-y="0.038cm" draw:z-index="6" draw:name="CustomShape 1" draw:style-name="gr7" draw:text-style-name="P1" svg:width="6.831cm" svg:height="14.94cm" svg:x="3.735cm" svg:y="0.21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133] &amp;&quot;    - Taksit No: &quot; &amp; [.$D128]&amp;&quot;  &quot;" office:value-type="string" office:string-value="Bursa Fabrika Satış Mağazası – Adem Duman    - Taksit No: # 7 #  " calcext:value-type="string" table:number-columns-spanned="1" table:number-rows-spanned="18">
            <text:p>Bursa Fabrika Satış Mağazası – Adem Duman <text:s text:c="3"/>- Taksit No: # 7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0.185cm" table:end-y="0.038cm" draw:z-index="7" draw:name="CustomShape 1" draw:style-name="gr8" draw:text-style-name="P1" svg:width="6.831cm" svg:height="14.878cm" svg:x="3.735cm" svg:y="0.27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154] &amp;&quot;    - Taksit No: &quot; &amp; [.$D149]&amp;&quot;  &quot;" office:value-type="string" office:string-value="Bursa Fabrika Satış Mağazası – Adem Duman    - Taksit No: # 8 #  " calcext:value-type="string" table:number-columns-spanned="1" table:number-rows-spanned="18">
            <text:p>Bursa Fabrika Satış Mağazası – Adem Duman <text:s text:c="3"/>- Taksit No: # 8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0.185cm" table:end-y="0.038cm" draw:z-index="8" draw:name="CustomShape 1" draw:style-name="gr9" draw:text-style-name="P1" svg:width="6.831cm" svg:height="14.816cm" svg:x="3.735cm" svg:y="0.33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175] &amp;&quot;    - Taksit No: &quot; &amp; [.$D170]&amp;&quot;  &quot;" office:value-type="string" office:string-value="Bursa Fabrika Satış Mağazası – Adem Duman    - Taksit No: # 9 #  " calcext:value-type="string" table:number-columns-spanned="1" table:number-rows-spanned="18">
            <text:p>Bursa Fabrika Satış Mağazası – Adem Duman <text:s text:c="3"/>- Taksit No: # 9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0.185cm" table:end-y="0.038cm" draw:z-index="9" draw:name="CustomShape 1" draw:style-name="gr10" draw:text-style-name="P1" svg:width="6.831cm" svg:height="14.814cm" svg:x="3.735cm" svg:y="0.33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195] &amp;&quot;    - Taksit No: &quot; &amp; [.$D190]&amp;&quot;  &quot;" office:value-type="string" office:string-value="Bursa Fabrika Satış Mağazası – Adem Duman    - Taksit No: # 10 #  " calcext:value-type="string" table:number-columns-spanned="1" table:number-rows-spanned="18">
            <text:p>Bursa Fabrika Satış Mağazası – Adem Duman <text:s text:c="3"/>- Taksit No: # 10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0.185cm" table:end-y="0.038cm" draw:z-index="10" draw:name="CustomShape 1" draw:style-name="gr11" draw:text-style-name="P1" svg:width="6.831cm" svg:height="14.752cm" svg:x="3.735cm" svg:y="0.39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216] &amp;&quot;    - Taksit No: &quot; &amp; [.$D211]&amp;&quot;  &quot;" office:value-type="string" office:string-value="Bursa Fabrika Satış Mağazası – Adem Duman    - Taksit No: # 11 #  " calcext:value-type="string" table:number-columns-spanned="1" table:number-rows-spanned="18">
            <text:p>Bursa Fabrika Satış Mağazası – Adem Duman <text:s text:c="3"/>- Taksit No: # 1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0.185cm" table:end-y="0.039cm" draw:z-index="11" draw:name="CustomShape 1" draw:style-name="gr12" draw:text-style-name="P1" svg:width="6.831cm" svg:height="14.689cm" svg:x="3.735cm" svg:y="0.46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2" table:formula="of:=[.$D237] &amp;&quot;    - Taksit No: &quot; &amp; [.$D232]&amp;&quot;  &quot;" office:value-type="string" office:string-value="Bursa Fabrika Satış Mağazası – Adem Duman    - Taksit No: # 12 #  " calcext:value-type="string" table:number-columns-spanned="1" table:number-rows-spanned="18">
            <text:p>Bursa Fabrika Satış Mağazası – Adem Duman <text:s text:c="3"/>- Taksit No: # 1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 table:number-rows-repeated="1048299">
          <table:table-cell table:number-columns-repeated="1024"/>
        </table:table-row>
        <table:table-row table:style-name="ro9" table:number-rows-repeated="2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5" table:style-name="ta5">
        <table:table-column table:style-name="co7" table:default-cell-style-name="Default"/>
        <table:table-column table:style-name="co7" table:default-cell-style-name="ce59"/>
        <table:table-column table:style-name="co36" table:default-cell-style-name="ce51"/>
        <table:table-column table:style-name="co7" table:default-cell-style-name="Default"/>
        <table:table-column table:style-name="co37" table:default-cell-style-name="Default"/>
        <table:table-row table:style-name="ro8"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/>
          <table:table-cell table:style-name="Default" office:value-type="string" calcext:value-type="string">
            <text:p>ADEM DUMAN <text:s/>- 2022-2023 Kira ödemesi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Default" office:value-type="string" calcext:value-type="string">
            <text:p>Ödeme Tablosu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Nakit <text:s/>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string" calcext:value-type="string">
            <text:p>31.09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/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8">
          <table:table-cell table:number-columns-repeated="3"/>
          <table:table-cell table:style-name="ce51"/>
          <table:table-cell/>
        </table:table-row>
        <table:table-row table:style-name="ro8">
          <table:table-cell/>
          <table:table-cell table:style-name="Default" office:value-type="string" calcext:value-type="string">
            <text:p>Yapılan Ödemeler</text:p>
          </table:table-cell>
          <table:table-cell/>
          <table:table-cell table:style-name="ce51"/>
          <table:table-cell office:value-type="string" calcext:value-type="string">
            <text:p>Toplam Ödeme</text:p>
          </table:table-cell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Ödenecek</text:p>
          </table:table-cell>
          <table:table-cell office:value-type="string" calcext:value-type="string">
            <text:p>Ödenen</text:p>
          </table:table-cell>
          <table:table-cell/>
        </table:table-row>
        <table:table-row table:style-name="ro8">
          <table:table-cell/>
          <table:table-cell office:value-type="date" office:date-value="2021-08-30" calcext:value-type="date">
            <text:p>30.08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19]+[.E18]" office:value-type="float" office:value="2000" calcext:value-type="float">
            <text:p>2000</text:p>
          </table:table-cell>
        </table:table-row>
        <table:table-row table:style-name="ro8">
          <table:table-cell/>
          <table:table-cell office:value-type="string" calcext:value-type="string">
            <text:p>31.09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0]+[.E19]" office:value-type="float" office:value="4000" calcext:value-type="float">
            <text:p>4000</text:p>
          </table:table-cell>
        </table:table-row>
        <table:table-row table:style-name="ro8">
          <table:table-cell/>
          <table:table-cell office:value-type="date" office:date-value="2021-10-30" calcext:value-type="date">
            <text:p>30.10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1]+[.E20]" office:value-type="float" office:value="6000" calcext:value-type="float">
            <text:p>6000</text:p>
          </table:table-cell>
        </table:table-row>
        <table:table-row table:style-name="ro8">
          <table:table-cell/>
          <table:table-cell office:value-type="date" office:date-value="2021-11-30" calcext:value-type="date">
            <text:p>30.11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2]+[.E21]" office:value-type="float" office:value="8000" calcext:value-type="float">
            <text:p>8000</text:p>
          </table:table-cell>
        </table:table-row>
        <table:table-row table:style-name="ro8">
          <table:table-cell/>
          <table:table-cell office:value-type="date" office:date-value="2021-12-30" calcext:value-type="date">
            <text:p>30.12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3]+[.E22]" office:value-type="float" office:value="10000" calcext:value-type="float">
            <text:p>10000</text:p>
          </table:table-cell>
        </table:table-row>
        <table:table-row table:style-name="ro8">
          <table:table-cell/>
          <table:table-cell office:value-type="date" office:date-value="2022-01-30" calcext:value-type="date">
            <text:p>30.01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4]+[.E23]" office:value-type="float" office:value="12000" calcext:value-type="float">
            <text:p>12000</text:p>
          </table:table-cell>
        </table:table-row>
        <table:table-row table:style-name="ro8">
          <table:table-cell/>
          <table:table-cell office:value-type="date" office:date-value="2022-02-28" calcext:value-type="date">
            <text:p>28.02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3000" calcext:value-type="float">
            <text:p>3000</text:p>
          </table:table-cell>
          <table:table-cell table:formula="of:=[.D25]+[.E24]" office:value-type="float" office:value="15000" calcext:value-type="float">
            <text:p>15000</text:p>
          </table:table-cell>
        </table:table-row>
        <table:table-row table:style-name="ro8">
          <table:table-cell/>
          <table:table-cell office:value-type="date" office:date-value="2022-03-30" calcext:value-type="date">
            <text:p>30.03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6]+[.E25]" office:value-type="float" office:value="15000" calcext:value-type="float">
            <text:p>15000</text:p>
          </table:table-cell>
        </table:table-row>
        <table:table-row table:style-name="ro8">
          <table:table-cell/>
          <table:table-cell office:value-type="date" office:date-value="2022-04-30" calcext:value-type="date">
            <text:p>30.04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7]+[.E26]" office:value-type="float" office:value="15000" calcext:value-type="float">
            <text:p>15000</text:p>
          </table:table-cell>
        </table:table-row>
        <table:table-row table:style-name="ro8">
          <table:table-cell/>
          <table:table-cell office:value-type="date" office:date-value="2022-05-30" calcext:value-type="date">
            <text:p>30.05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8]+[.E27]" office:value-type="float" office:value="15000" calcext:value-type="float">
            <text:p>15000</text:p>
          </table:table-cell>
        </table:table-row>
        <table:table-row table:style-name="ro8">
          <table:table-cell/>
          <table:table-cell office:value-type="date" office:date-value="2022-06-30" calcext:value-type="date">
            <text:p>30.06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9]+[.E28]" office:value-type="float" office:value="15000" calcext:value-type="float">
            <text:p>15000</text:p>
          </table:table-cell>
        </table:table-row>
        <table:table-row table:style-name="ro8">
          <table:table-cell office:value-type="string" calcext:value-type="string">
            <text:p>2022 sonu</text:p>
          </table:table-cell>
          <table:table-cell table:style-name="ce145" office:value-type="date" office:date-value="2022-07-30" calcext:value-type="date">
            <text:p>30.07.2022</text:p>
          </table:table-cell>
          <table:table-cell table:style-name="ce147" office:value-type="float" office:value="5000" calcext:value-type="float">
            <text:p>5000</text:p>
          </table:table-cell>
          <table:table-cell table:style-name="ce148"/>
          <table:table-cell table:style-name="ce148" table:formula="of:=[.D30]+[.E29]" office:value-type="float" office:value="15000" calcext:value-type="float">
            <text:p>15000</text:p>
          </table:table-cell>
        </table:table-row>
        <table:table-row table:style-name="ro8">
          <table:table-cell office:value-type="string" calcext:value-type="string">
            <text:p>2023 kirası</text:p>
          </table:table-cell>
          <table:table-cell table:style-name="ce146" office:value-type="date" office:date-value="2022-08-30" calcext:value-type="date">
            <text:p>30.08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46" office:value-type="date" office:date-value="2022-09-30" calcext:value-type="date">
            <text:p>30.09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46" office:value-type="date" office:date-value="2022-10-30" calcext:value-type="date">
            <text:p>30.10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46" office:value-type="date" office:date-value="2022-11-30" calcext:value-type="date">
            <text:p>30.11.20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2-03-03T12:46:11.481751865</meta:print-date>
    <dc:date>2022-11-09T17:11:12.825887531</dc:date>
    <meta:editing-cycles>26</meta:editing-cycles>
    <meta:editing-duration>PT11H30M1S</meta:editing-duration>
    <meta:generator>LibreOffice/7.3.6.2$Linux_X86_64 LibreOffice_project/30$Build-2</meta:generator>
    <meta:document-statistic meta:table-count="5" meta:cell-count="769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